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12530" officeooo:paragraph-rsid="00012530" style:font-size-asian="12pt" style:font-size-complex="12pt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12530" officeooo:paragraph-rsid="0002632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12530" officeooo:paragraph-rsid="0001253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12530" officeooo:paragraph-rsid="0015dbc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be684" officeooo:paragraph-rsid="000be68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be684" officeooo:paragraph-rsid="000d6969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d6969" style:font-size-asian="12pt" style:font-size-complex="12pt"/>
    </style:style>
    <style:style style:name="P10" style:family="paragraph" style:parent-style-name="Standard">
      <style:text-properties style:font-name="Liberation Serif" fo:font-size="12pt" fo:font-weight="bold" officeooo:rsid="00012530" officeooo:paragraph-rsid="0001253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012530" officeooo:paragraph-rsid="00038a08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012530" officeooo:paragraph-rsid="0007a9a5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paragraph-rsid="00038a08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0fe131" officeooo:paragraph-rsid="000fe131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05b08e"/>
    </style:style>
    <style:style style:name="P16" style:family="paragraph" style:parent-style-name="Standard">
      <style:text-properties fo:font-weight="bold" officeooo:rsid="001b59b5" officeooo:paragraph-rsid="001b59b5" style:font-weight-asian="bold" style:font-weight-complex="bold"/>
    </style:style>
    <style:style style:name="P17" style:family="paragraph" style:parent-style-name="Standard">
      <style:text-properties fo:font-weight="bold" officeooo:rsid="001b59b5" officeooo:paragraph-rsid="001ccfb7" style:font-weight-asian="bold" style:font-weight-complex="bold"/>
    </style:style>
    <style:style style:name="P18" style:family="paragraph" style:parent-style-name="Standard">
      <style:text-properties officeooo:paragraph-rsid="00012530"/>
    </style:style>
    <style:style style:name="P19" style:family="paragraph" style:parent-style-name="Standard">
      <style:text-properties officeooo:paragraph-rsid="000ba73a"/>
    </style:style>
    <style:style style:name="P20" style:family="paragraph" style:parent-style-name="Standard" style:list-style-name="L8">
      <style:text-properties officeooo:paragraph-rsid="0019bc77"/>
    </style:style>
    <style:style style:name="P21" style:family="paragraph" style:parent-style-name="Standard" style:list-style-name="L8">
      <style:text-properties officeooo:rsid="001b59b5" officeooo:paragraph-rsid="001b59b5"/>
    </style:style>
    <style:style style:name="P22" style:family="paragraph" style:parent-style-name="Text_20_body" style:list-style-name="L2">
      <style:text-properties officeooo:paragraph-rsid="0002632f"/>
    </style:style>
    <style:style style:name="P23" style:family="paragraph" style:parent-style-name="Text_20_body">
      <style:text-properties officeooo:rsid="00190c51" officeooo:paragraph-rsid="00190c51"/>
    </style:style>
    <style:style style:name="T1" style:family="text">
      <style:text-properties officeooo:rsid="000263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5437" style:font-weight-asian="bold" style:font-weight-complex="bold"/>
    </style:style>
    <style:style style:name="T4" style:family="text">
      <style:text-properties fo:font-weight="bold" officeooo:rsid="00177870" style:font-weight-asian="bold" style:font-weight-complex="bold"/>
    </style:style>
    <style:style style:name="T5" style:family="text">
      <style:text-properties fo:font-weight="bold" officeooo:rsid="0019bc77" style:font-weight-asian="bold" style:font-weight-complex="bold"/>
    </style:style>
    <style:style style:name="T6" style:family="text">
      <style:text-properties fo:font-weight="bold" officeooo:rsid="001b59b5" style:font-weight-asian="bold" style:font-weight-complex="bold"/>
    </style:style>
    <style:style style:name="T7" style:family="text">
      <style:text-properties fo:font-weight="bold" officeooo:rsid="001ccfb7" style:font-weight-asian="bold" style:font-weight-complex="bold"/>
    </style:style>
    <style:style style:name="T8" style:family="text">
      <style:text-properties style:font-name="Liberation Serif" fo:font-size="12pt" officeooo:rsid="00012530" style:font-size-asian="12pt" style:font-size-complex="12pt"/>
    </style:style>
    <style:style style:name="T9" style:family="text">
      <style:text-properties style:font-name="Liberation Serif" fo:font-size="12pt" fo:font-weight="bold" officeooo:rsid="0005b0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012530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d6969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normal" officeooo:rsid="0005b08e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ba73a" style:font-size-asian="12pt" style:font-weight-asian="normal" style:font-size-complex="12pt" style:font-weight-complex="normal"/>
    </style:style>
    <style:style style:name="T14" style:family="text">
      <style:text-properties officeooo:rsid="00038a0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b08e" style:font-weight-asian="normal" style:font-weight-complex="normal"/>
    </style:style>
    <style:style style:name="T17" style:family="text">
      <style:text-properties fo:font-weight="normal" officeooo:rsid="0007a9a5" style:font-weight-asian="normal" style:font-weight-complex="normal"/>
    </style:style>
    <style:style style:name="T18" style:family="text">
      <style:text-properties fo:font-weight="normal" officeooo:rsid="000970e4" style:font-weight-asian="normal" style:font-weight-complex="normal"/>
    </style:style>
    <style:style style:name="T19" style:family="text">
      <style:text-properties fo:font-weight="normal" officeooo:rsid="000a5afd" style:font-weight-asian="normal" style:font-weight-complex="normal"/>
    </style:style>
    <style:style style:name="T20" style:family="text">
      <style:text-properties fo:font-weight="normal" officeooo:rsid="00100b12" style:font-weight-asian="normal" style:font-weight-complex="normal"/>
    </style:style>
    <style:style style:name="T21" style:family="text">
      <style:text-properties fo:font-weight="normal" officeooo:rsid="0010f48a" style:font-weight-asian="normal" style:font-weight-complex="normal"/>
    </style:style>
    <style:style style:name="T22" style:family="text">
      <style:text-properties fo:font-weight="normal" officeooo:rsid="0011954e" style:font-weight-asian="normal" style:font-weight-complex="normal"/>
    </style:style>
    <style:style style:name="T23" style:family="text">
      <style:text-properties fo:font-weight="normal" officeooo:rsid="00126019" style:font-weight-asian="normal" style:font-weight-complex="normal"/>
    </style:style>
    <style:style style:name="T24" style:family="text">
      <style:text-properties fo:font-weight="normal" officeooo:rsid="0019bc77" style:font-weight-asian="normal" style:font-weight-complex="normal"/>
    </style:style>
    <style:style style:name="T25" style:family="text">
      <style:text-properties officeooo:rsid="00054704"/>
    </style:style>
    <style:style style:name="T26" style:family="text">
      <style:text-properties officeooo:rsid="0007a9a5"/>
    </style:style>
    <style:style style:name="T27" style:family="text">
      <style:text-properties officeooo:rsid="000d6969"/>
    </style:style>
    <style:style style:name="T28" style:family="text">
      <style:text-properties officeooo:rsid="00128e30"/>
    </style:style>
    <style:style style:name="T29" style:family="text">
      <style:text-properties officeooo:rsid="0013acb3"/>
    </style:style>
    <style:style style:name="T30" style:family="text">
      <style:text-properties officeooo:rsid="0014a424"/>
    </style:style>
    <style:style style:name="T31" style:family="text">
      <style:text-properties officeooo:rsid="0019bc77"/>
    </style:style>
    <style:style style:name="T32" style:family="text">
      <style:text-properties officeooo:rsid="001ccfb7"/>
    </style:style>
    <style:style style:name="T33" style:family="text">
      <style:text-properties style:text-underline-style="solid" style:text-underline-width="auto" style:text-underline-color="font-color" officeooo:rsid="001ccfb7"/>
    </style:style>
    <style:style style:name="T34" style:family="text">
      <style:text-properties fo:font-style="italic" fo:font-weight="bold" officeooo:rsid="001ccfb7" style:font-style-asian="italic" style:font-weight-asian="bold" style:font-style-complex="italic" style:font-weight-complex="bold"/>
    </style:style>
    <style:style style:name="T35" style:family="text">
      <style:text-properties fo:font-style="normal" fo:font-weight="bold" officeooo:rsid="001ccfb7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at is a story point? How will you use story points to measure size of the following fruits (fruit points) given the planning poker value ½, 1, 2, 3, 5,8,13, 20, 40, 100, infinity</text:p>
      <text:p text:style-name="P1"/>
      <text:p text:style-name="P11">Ans: </text:p>
      <text:p text:style-name="P11"><text:span text:style-name="T15"/></text:p>
      <text:p text:style-name="P15"><text:span text:style-name="T9">Story point: </text:span><text:span text:style-name="T12">basically shows the complexity of the user stories. It basically depicts the effort required. Story point </text:span><text:span text:style-name="T15">makes it easy for scrum teams to </text:span><text:span text:style-name="T16">have an understanding on the </text:span><text:span text:style-name="T15">effort required to complete a </text:span><text:span text:style-name="T16">user </text:span><text:span text:style-name="T15">story. </text:span><text:span text:style-name="T17">A baseline story should be found and confirmed to estimate the values for each user story. Story point is implemented for categorizing the user stories in a sprint. It allows the team members to agree on an estimate. </text:span><text:span text:style-name="T18">Story point basically brings an agreement for team to work on the particular sprint. </text:span><text:span text:style-name="T19">S</text:span><text:span text:style-name="T18">tory point </text:span><text:span text:style-name="T19">can be based on</text:span><text:span text:style-name="T18"> the complexity of the story, the number of unknown factors and the <text:s/>effort required to implement it.</text:span></text:p>
      <text:p text:style-name="P11"><text:span text:style-name="T15"/></text:p>
      <text:p text:style-name="P12"><text:span text:style-name="T17">S</text:span><text:span text:style-name="T15">tory points to measure size of the following fruits </text:span><text:span text:style-name="T17">were made by setting lime and gooseberry as the smallest one based on size.</text:span></text:p>
      <text:p text:style-name="P12"><text:span text:style-name="T17"/></text:p>
      <text:p text:style-name="P11">Apple: <text:span text:style-name="T26">2</text:span></text:p>
      <text:p text:style-name="P13"/>
      <text:p text:style-name="P13">Mango: <text:span text:style-name="T26">3</text:span></text:p>
      <text:p text:style-name="P13"/>
      <text:p text:style-name="P13">Banana: <text:span text:style-name="T26">3</text:span></text:p>
      <text:p text:style-name="P13"/>
      <text:p text:style-name="P13">Jack fruit: <text:span text:style-name="T14">40</text:span></text:p>
      <text:p text:style-name="P13"/>
      <text:p text:style-name="P13">Pineapple: <text:span text:style-name="T25">13</text:span></text:p>
      <text:p text:style-name="P13"/>
      <text:p text:style-name="P13">Gooseberry: <text:span text:style-name="T14">1/2</text:span></text:p>
      <text:p text:style-name="P13"/>
      <text:p text:style-name="P13">Avocado: <text:span text:style-name="T26">2</text:span></text:p>
      <text:p text:style-name="P13"/>
      <text:p text:style-name="P13">Lime: <text:span text:style-name="T14">1/2</text:span></text:p>
      <text:p text:style-name="P13"/>
      <text:p text:style-name="P13">Pomegranate: <text:span text:style-name="T26">2</text:span></text:p>
      <text:p text:style-name="P13"/>
      <text:p text:style-name="P11">Watermelon: <text:span text:style-name="T25">20</text:span></text:p>
      <text:p text:style-name="P2"/>
      <text:p text:style-name="P1">2.What are the points discussed during the daily standup meeting?What happens if there is a problem a team member identifies during the stand-up meeting and how the same will be resolved?</text:p>
      <text:p text:style-name="P1"/>
      <text:p text:style-name="P4"><text:span text:style-name="T2">Ans:</text:span> <text:s/><text:span text:style-name="T1">The daily stand up meeting discusses the following three questions:</text:span></text:p>
      <text:list xml:id="list6691881890047241524" text:style-name="L2">
        <text:list-item>
          <text:p text:style-name="P22"><text:span text:style-name="T8">What did you do yesterday? </text:span></text:p>
        </text:list-item>
        <text:list-item>
          <text:p text:style-name="P22">What will you do today? </text:p>
        </text:list-item>
        <text:list-item>
          <text:p text:style-name="P22"><text:s/>Are there any impediments in your way? </text:p>
        </text:list-item>
      </text:list>
      <text:p text:style-name="P23">Basically there will be a knowledge sharing taking place between the development team who comprises of testers, business analysts, developers.</text:p>
      <text:p text:style-name="P6"><text:span text:style-name="T28">I</text:span>f there is a problem a team member identifies during the stand-up meeting, <text:span text:style-name="T29">let that don’t act as a disruption in the flow of meeting. Acknowledge the issue raised and o</text:span>utside the meeting, investigate the details. </text:p>
      <text:p text:style-name="P6"><text:soft-page-break/>If the <text:span text:style-name="T29">problems</text:span> are real, then recognize that the current plan <text:span text:style-name="T29">needs some </text:span>adjustment. If the majority of the “obstacles” <text:span text:style-name="T29">are not real but </text:span>turn out to be imagined , then agree on an approach of self-screening <text:span text:style-name="T29">these probable </text:span>obstacles prior to raising them during the daily stand-up meeting.</text:p>
      <text:p text:style-name="P4"/>
      <text:p text:style-name="P4"><text:span text:style-name="T1"><text:s/></text:span></text:p>
      <text:p text:style-name="P2"/>
      <text:p text:style-name="P1">3.What is the relationship between Epic, User story and Feature? What are themes?</text:p>
      <text:p text:style-name="P1"/>
      <text:p text:style-name="P19"><text:span text:style-name="T10">Ans: </text:span><text:span text:style-name="T13">The best way to represent the relationship is as follows.</text:span></text:p>
      <text:p text:style-name="P19">Epic -&gt; Features -&gt; User stories</text:p>
      <text:p text:style-name="P2"/>
      <text:p text:style-name="P8">An epic is a large user story. The whole “feature” forms to be an epic. </text:p>
      <text:p text:style-name="P8">The features are further broken down into user stories. <text:span text:style-name="T30">A feaure brings in the functionality to the Epic.</text:span></text:p>
      <text:p text:style-name="P7">A user story can be a specific justification for a feature, or a specific way to do it. <text:span text:style-name="T27">It can also be the other way round</text:span>. A feature can be a way to realize a user story. <text:span text:style-name="T27">Thus the relationship is seen here.</text:span></text:p>
      <text:p text:style-name="P7"/>
      <text:p text:style-name="P14">Theme: <text:span text:style-name="T20">is a collection of </text:span><text:span text:style-name="T21">realted </text:span><text:span text:style-name="T20">user stor</text:span><text:span text:style-name="T21">ies. </text:span><text:span text:style-name="T22">They may be dependent on each other, but need not be delivered together </text:span><text:span text:style-name="T23">or does not have a specific workflow.</text:span></text:p>
      <text:p text:style-name="P1"/>
      <text:p text:style-name="P1">4.Provide an example of Feature and user stories for the below Epic:</text:p>
      <text:p text:style-name="P9"/>
      <text:p text:style-name="P9">Epic: Allow the customers to manage their own accounts in the web portal</text:p>
      <text:p text:style-name="P1"/>
      <text:p text:style-name="P10">Ans: <text:s/><text:span text:style-name="T27">Feature: Editing customer information via web portal</text:span></text:p>
      <text:p text:style-name="P10"><text:s text:c="11"/></text:p>
      <text:p text:style-name="P18"><text:span text:style-name="T10"><text:s text:c="10"/></text:span><text:span text:style-name="T11">User story: A</text:span><text:span text:style-name="T2">s a customer, I want to </text:span><text:span text:style-name="T4">change the password of my account</text:span></text:p>
      <text:p text:style-name="P18"><text:span text:style-name="T4"><text:s text:c="10"/></text:span><text:span text:style-name="T7">User story: As a customer, </text:span><text:span text:style-name="T35">I want to change the profile picture of my account</text:span></text:p>
      <text:p text:style-name="P18"><text:span text:style-name="T3"/></text:p>
      <text:p text:style-name="P18"><text:span text:style-name="T24">5.</text:span><text:span text:style-name="T5"> </text:span><text:span text:style-name="T6">Product backlog item</text:span></text:p>
      <text:list xml:id="list2954997267334033815" text:style-name="L8">
        <text:list-item>
          <text:p text:style-name="P20"><text:span text:style-name="T24">Read a high-level, 10-page overview of agile software development in a celebrity magazine</text:span></text:p>
        </text:list-item>
        <text:list-item>
          <text:p text:style-name="P20"><text:span text:style-name="T24">Read a densely written 5-page research paper about agile software development in an academic journal.</text:span></text:p>
        </text:list-item>
        <text:list-item>
          <text:p text:style-name="P20"><text:span text:style-name="T24">Write the product backlog for a simple eCommerce site that sells only clocks.</text:span></text:p>
        </text:list-item>
        <text:list-item>
          <text:p text:style-name="P20"><text:span text:style-name="T24">Recruit, interview, and hire a new member for your team.</text:span></text:p>
        </text:list-item>
        <text:list-item>
          <text:p text:style-name="P20"><text:span text:style-name="T24">Create a 60-minute presentation about agile estimating and planning for your coworkers.</text:span></text:p>
        </text:list-item>
        <text:list-item>
          <text:p text:style-name="P20"><text:span text:style-name="T24">Wash and wax your boss’ Porsche.</text:span></text:p>
        </text:list-item>
        <text:list-item>
          <text:p text:style-name="P20"><text:span text:style-name="T24">Read a 150-page book on agile software development.</text:span></text:p>
        </text:list-item>
        <text:list-item>
          <text:p text:style-name="P20"><text:span text:style-name="T24">Write an 8-page description of agile development for your boss</text:span></text:p>
          <text:p text:style-name="P21"><text:span text:style-name="T24"/></text:p>
        </text:list-item>
      </text:list>
      <text:p text:style-name="P17"><text:span text:style-name="T31">A</text:span>ns: <text:s text:c="2"/><text:span text:style-name="T33">Estimate based on time:</text:span></text:p>
      <text:p text:style-name="P17"><text:s text:c="11"/>A: 2 hours</text:p>
      <text:p text:style-name="P16"><text:s text:c="11"/>B: 4 hours</text:p>
      <text:p text:style-name="P16"><text:s text:c="11"/>C: 3 hours</text:p>
      <text:p text:style-name="P16"><text:s text:c="11"/>D: 18hrs</text:p>
      <text:p text:style-name="P16"><text:s text:c="11"/>E: 5 hrs</text:p>
      <text:p text:style-name="P16"><text:s text:c="11"/>F: 3 hours</text:p>
      <text:p text:style-name="P16"><text:s text:c="11"/>G: 40hrs</text:p>
      <text:p text:style-name="P16"><text:s text:c="11"/>H: 3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2:55:42.167154447</meta:creation-date>
    <dc:date>2016-08-20T16:19:03.361421667</dc:date>
    <meta:editing-duration>PT1H22M7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2" meta:paragraph-count="54" meta:word-count="681" meta:character-count="3960" meta:non-whitespace-character-count="3211"/>
  </office:meta>
</office:document-meta>
</file>